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cannerTest_scanFieldStringArray.test_string_error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StringArray.test_string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setValue( List &lt; String &gt;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cannerTest_scanFieldStringArray.test_string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StringArray.test_string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scanFieldStringArray.test_string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scanFieldStringArray.test_string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scanFieldStringArray.test_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scanFieldStringArray.test_string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ScannerTest_scanFieldStringArray.test_string_error_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cannerTest_scanFieldStringArray.test_string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StringArray.test_string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